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f6a2" officeooo:paragraph-rsid="000af6a2"/>
    </style:style>
    <style:style style:name="P2" style:family="paragraph" style:parent-style-name="Standard" style:list-style-name="L1">
      <style:text-properties officeooo:rsid="000af6a2" officeooo:paragraph-rsid="000af6a2"/>
    </style:style>
    <style:style style:name="P3" style:family="paragraph" style:parent-style-name="Standard" style:list-style-name="L1">
      <style:text-properties officeooo:rsid="000cd38a" officeooo:paragraph-rsid="000cd38a"/>
    </style:style>
    <style:style style:name="P4" style:family="paragraph" style:parent-style-name="Standard" style:list-style-name="L1">
      <style:text-properties officeooo:rsid="000e8068" officeooo:paragraph-rsid="000e8068"/>
    </style:style>
    <style:style style:name="P5" style:family="paragraph" style:parent-style-name="Standard" style:list-style-name="L1">
      <style:text-properties officeooo:rsid="000f6c2d" officeooo:paragraph-rsid="000f6c2d"/>
    </style:style>
    <style:style style:name="P6" style:family="paragraph" style:parent-style-name="Standard">
      <style:text-properties officeooo:rsid="000f6c2d" officeooo:paragraph-rsid="000f6c2d"/>
    </style:style>
    <style:style style:name="P7" style:family="paragraph" style:parent-style-name="Standard">
      <style:text-properties officeooo:rsid="000fb75e" officeooo:paragraph-rsid="000fb75e"/>
    </style:style>
    <style:style style:name="T1" style:family="text">
      <style:text-properties officeooo:rsid="001015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tential Ideas:</text:p>
      <text:p text:style-name="P1"/>
      <text:list xml:id="list2687933223" text:style-name="L1">
        <text:list-item>
          <text:p text:style-name="P2">Use a script that SSHs into each machine.</text:p>
          <text:list>
            <text:list-item>
              <text:p text:style-name="P2">Script will be run from Jeremy’s Machine with a RSA key</text:p>
            </text:list-item>
            <text:list-item>
              <text:p text:style-name="P2">Each Apple machine will only accept SSH requests from Jeremy’s Machine</text:p>
            </text:list-item>
            <text:list-item>
              <text:p text:style-name="P2">Query script will run, snag info, then push info into CSV file</text:p>
            </text:list-item>
          </text:list>
        </text:list-item>
        <text:list-item>
          <text:p text:style-name="P3">Have a script that runs at some outside trigger and/or maintains a database somewhere of those machines.</text:p>
        </text:list-item>
        <text:list-item>
          <text:p text:style-name="P4">JAMF?</text:p>
        </text:list-item>
        <text:list-item>
          <text:p text:style-name="P5">Bonjour</text:p>
        </text:list-item>
      </text:list>
      <text:p text:style-name="P6"/>
      <text:p text:style-name="P6"/>
      <text:p text:style-name="P7">Computer Information:</text:p>
      <text:p text:style-name="P7">VU412-iMac1</text:p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2:43:08.054252356</meta:creation-date>
    <dc:date>2020-03-19T15:20:46.823978655</dc:date>
    <meta:editing-duration>PT1H16M2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73" meta:character-count="406" meta:non-whitespace-character-count="350"/>
  </office:meta>
</office:document-meta>
</file>